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“Hotels” category listed twice, is the second one a Tourist Home?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21" calcext:value-type="float">
            <text:p>2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with photograph of hotel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twice under beauty shop and parlor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7" calcext:value-type="float">
            <text:p>17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mentioned twice, once as ad with photograph of building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Cour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 with photograph of building and people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as “Garages” aber probably wrong (see 1947).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twice, once a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roce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 are ads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3 are ads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s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9" calcext:value-type="float">
            <text:p>2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0" calcext:value-type="float">
            <text:p>4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, 1 listed under Chinese R.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104" calcext:value-type="float">
            <text:p>10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3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30" calcext:value-type="float">
            <text:p>3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4" calcext:value-type="float">
            <text:p>3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41" calcext:value-type="float">
            <text:p>4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ame address listed as Beauty Parlor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under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0" calcext:value-type="float">
            <text:p>2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ne listed under “Chinese Restaurants”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as “Beauty Parlor” but same addresses as Tourist Homes in 194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5" calcext:value-type="float">
            <text:p>2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ame address listed as Tourist Camp 1947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26:00.1549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26:14.830487000</dc:date>
    <dc:creator>Claudia Engel</dc:creator>
    <meta:editing-duration>P25DT10H14M47S</meta:editing-duration>
    <meta:editing-cycles>626</meta:editing-cycles>
    <meta:generator>LibreOffice/5.1.3.2$MacOSX_X86_64 LibreOffice_project/644e4637d1d8544fd9f56425bd6cec110e49301b</meta:generator>
    <meta:document-statistic meta:table-count="1" meta:cell-count="8087" meta:object-count="0"/>
  </office:meta>
</office:document-meta>
</file>